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365" officeooo:paragraph-rsid="00039365"/>
    </style:style>
    <style:style style:name="P2" style:family="paragraph" style:parent-style-name="Standard">
      <style:text-properties fo:color="#3465a4" officeooo:rsid="00051cbf" officeooo:paragraph-rsid="00051cbf"/>
    </style:style>
    <style:style style:name="P3" style:family="paragraph" style:parent-style-name="Standard">
      <style:text-properties fo:color="#3465a4" fo:font-style="normal" fo:font-weight="bold" officeooo:rsid="00051cbf" officeooo:paragraph-rsid="00051cbf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officeooo:rsid="00051cbf" officeooo:paragraph-rsid="00051c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10d0c"/>
    </style:style>
    <style:style style:name="T4" style:family="text">
      <style:text-properties fo:color="#f10d0c"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3465a4"/>
    </style:style>
    <style:style style:name="T7" style:family="text">
      <style:text-properties fo:color="#3465a4" fo:font-weight="normal" style:font-weight-asian="normal" style:font-weight-complex="normal"/>
    </style:style>
    <style:style style:name="T8" style:family="text">
      <style:text-properties fo:color="#00a933"/>
    </style:style>
    <style:style style:name="T9" style:family="text">
      <style:text-properties fo:color="#00a933" fo:font-weight="normal" style:font-weight-asian="normal" style:font-weight-complex="normal"/>
    </style:style>
    <style:style style:name="T10" style:family="text">
      <style:text-properties fo:color="#e6e905"/>
    </style:style>
    <style:style style:name="T11" style:family="text">
      <style:text-properties fo:color="#e6e905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ВЕТНОЙ ТЕСТ СТРУПА</text:p>
      <text:p text:style-name="P1"/>
      <text:p text:style-name="P1">Перед началом упражнения подготовьтесь к нему.</text:p>
      <text:p text:style-name="P1"/>
      <text:p text:style-name="P1">Указывайте щелчком мыши по кнопкам <text:span text:style-name="T1">цвет слов, </text:span><text:span text:style-name="T2">делая это как можно быстрее. Будьте внимательны: вы должны указывать не слова, а их цвет. Если ошибётесь, выберите цвет ещё раз.</text:span></text:p>
      <text:p text:style-name="P1"><text:span text:style-name="T2"/></text:p>
      <text:p text:style-name="P1"><text:span text:style-name="T2">(Пример:</text:span><text:span text:style-name="T5"> если написано «</text:span><text:span text:style-name="T7">красный</text:span><text:span text:style-name="T5">», выбирайте «синий», если «</text:span><text:span text:style-name="T9">красный</text:span><text:span text:style-name="T5">», выбирайте «зелёный», если «</text:span><text:span text:style-name="T4">красный</text:span><text:span text:style-name="T5">», выбирайте «красный».)</text:span></text:p>
      <text:p text:style-name="P1"><text:span text:style-name="T5"/></text:p>
      <text:p text:style-name="P1"><text:span text:style-name="T5">ПОДГОТОВКА</text:span></text:p>
      <text:p text:style-name="P1"><text:span text:style-name="T5"/></text:p>
      <text:p text:style-name="P3">зелёный <text:span text:style-name="T10">красный </text:span><text:span text:style-name="T3">жёлтый </text:span><text:span text:style-name="T8">зелёный </text:span><text:span text:style-name="T10">синий</text:span></text:p>
      <text:p text:style-name="P2"><text:span text:style-name="T11"/></text:p>
      <text:p text:style-name="P4"><text:span text:style-name="T2">Вы дали правильные ответы: синий, жёлтый, красный, зелёный, жёлтый?</text:span></text:p>
      <text:p text:style-name="P4"><text:span text:style-name="T2"/></text:p>
      <text:p text:style-name="P4"><text:span text:style-name="T2">Теперь приступайте к упражнени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0T17:09:03.144687955</meta:creation-date>
    <dc:date>2023-08-20T17:23:23.781238994</dc:date>
    <meta:editing-duration>PT14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70" meta:character-count="511" meta:non-whitespace-character-count="449"/>
  </office:meta>
</office:document-meta>
</file>